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4cm" svg:stroke-color="#0099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svg:stroke-width="0.4cm" svg:stroke-color="#cc00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3" style:family="graphic" style:parent-style-name="standard">
      <style:graphic-properties svg:stroke-width="0.4cm" svg:stroke-color="#009900" draw:marker-start-width="0.8cm" draw:marker-end-width="0.8cm" draw:fill="solid" draw:fill-color="#009900" draw:textarea-horizontal-align="justify" draw:textarea-vertical-align="middle" draw:auto-grow-height="false" fo:padding-top="0.325cm" fo:padding-bottom="0.325cm" fo:padding-left="0.45cm" fo:padding-right="0.45cm"/>
    </style:style>
    <style:style style:name="gr4" style:family="graphic" style:parent-style-name="standard">
      <style:graphic-properties svg:stroke-width="0.4cm" svg:stroke-color="#cc0000" draw:marker-start-width="0.8cm" draw:marker-end-width="0.8cm" draw:fill="solid" draw:fill-color="#cc0000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standard">
      <style:graphic-properties svg:stroke-width="0.4cm" svg:stroke-color="#009900" draw:marker-start-width="0.8cm" draw:marker-end-width="0.8cm" draw:fill="gradient" draw:fill-gradient-name="Gradient_20_4" draw:textarea-horizontal-align="justify" draw:textarea-vertical-align="middle" draw:auto-grow-height="false" fo:padding-top="0.325cm" fo:padding-bottom="0.325cm" fo:padding-left="0.45cm" fo:padding-right="0.45cm"/>
    </style:style>
    <style:style style:name="gr6" style:family="graphic" style:parent-style-name="standard">
      <style:graphic-properties svg:stroke-width="0.4cm" svg:stroke-color="#cc0000" draw:marker-start-width="0.8cm" draw:marker-end-width="0.8cm" draw:fill="gradient" draw:fill-gradient-name="Gradient_20_red" draw:textarea-horizontal-align="justify" draw:textarea-vertical-align="middle" draw:auto-grow-height="false" fo:padding-top="0.325cm" fo:padding-bottom="0.325cm" fo:padding-left="0.45cm" fo:padding-right="0.4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239cm" svg:height="4cm" svg:x="0.3cm" svg:y="0.5cm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2.239cm" svg:height="4cm" draw:transform="rotate (-3.14159265358979) translate (4.7cm 4.5cm)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2" draw:style-name="dp1" draw:master-page-name="Default">
        <draw:g>
          <draw:custom-shape draw:style-name="gr3" draw:text-style-name="P1" draw:layer="layout" svg:width="2.239cm" svg:height="4cm" svg:x="0.3cm" svg:y="0.5cm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1" draw:layer="layout" svg:width="2.239cm" svg:height="4cm" draw:transform="rotate (-3.14159265358979) translate (4.7cm 4.5cm)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3" draw:style-name="dp1" draw:master-page-name="Default">
        <draw:g>
          <draw:custom-shape draw:style-name="gr5" draw:text-style-name="P1" draw:layer="layout" svg:width="2.239cm" svg:height="4cm" svg:x="0.3cm" svg:y="0.5cm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1" draw:layer="layout" svg:width="2.239cm" svg:height="4cm" draw:transform="rotate (-3.14159265358979) translate (4.7cm 4.5cm)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00cc00" draw:end-color="#99ff99" draw:start-intensity="100%" draw:end-intensity="100%" draw:angle="0" draw:border="0%"/>
    <draw:gradient draw:name="Gradient_20_3" draw:display-name="Gradient 3" draw:style="linear" draw:start-color="#66ff66" draw:end-color="#99ff99" draw:start-intensity="100%" draw:end-intensity="100%" draw:angle="0" draw:border="0%"/>
    <draw:gradient draw:name="Gradient_20_4" draw:display-name="Gradient 4" draw:style="linear" draw:start-color="#66ff66" draw:end-color="#ffffff" draw:start-intensity="100%" draw:end-intensity="100%" draw:angle="0" draw:border="0%"/>
    <draw:gradient draw:name="Gradient_20_red" draw:display-name="Gradient red" draw:style="linear" draw:start-color="#ffffff" draw:end-color="#ff6666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8T14:38:34.847653209</meta:creation-date>
    <dc:date>2016-05-08T15:44:30.423327386</dc:date>
    <meta:editing-duration>PT51M1S</meta:editing-duration>
    <meta:editing-cycles>2</meta:editing-cycles>
    <meta:generator>LibreOffice/4.2.8.2$Linux_X86_64 LibreOffice_project/420m0$Build-2</meta:generator>
    <meta:document-statistic meta:object-count="9"/>
  </office:meta>
</office:document-meta>
</file>